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Freeserif" svg:font-family="Freeserif" style:font-family-generic="roman"/>
    <style:font-face style:name="FreeSans2" svg:font-family="FreeSans" style:font-family-generic="swiss"/>
    <style:font-face style:name="Source Code Pro Semibold" svg:font-family="'Source Code Pro Semibold'" style:font-pitch="fixed"/>
    <style:font-face style:name="FreeSans1" svg:font-family="FreeSans" style:font-family-generic="modern" style:font-pitch="fixed"/>
    <style:font-face style:name="Nimbus Mono PS" svg:font-family="'Nimbus Mono PS'" style:font-family-generic="modern" style:font-pitch="fixed"/>
    <style:font-face style:name="Courier New" svg:font-family="'Courier New'" style:font-family-generic="roman" style:font-pitch="variable"/>
    <style:font-face style:name="FreeSerif" svg:font-family="FreeSerif"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imbus Sans1" svg:font-family="'Nimbus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text-properties officeooo:paragraph-rsid="0017d2f1"/>
    </style:style>
    <style:style style:name="P2" style:family="paragraph" style:parent-style-name="Subtitle">
      <style:paragraph-properties fo:text-align="end" style:justify-single-word="false"/>
      <style:text-properties officeooo:paragraph-rsid="0017d2f1"/>
    </style:style>
    <style:style style:name="P3" style:family="paragraph" style:parent-style-name="Text_20_body">
      <style:text-properties style:font-name="Freeserif"/>
    </style:style>
    <style:style style:name="P4" style:family="paragraph" style:parent-style-name="Text_20_body">
      <style:paragraph-properties fo:text-align="justify" style:justify-single-word="false"/>
      <style:text-properties style:font-name="Freeserif" officeooo:paragraph-rsid="0017e1ec"/>
    </style:style>
    <style:style style:name="P5" style:family="paragraph" style:parent-style-name="Text_20_body">
      <style:paragraph-properties fo:text-align="justify" style:justify-single-word="false"/>
      <style:text-properties style:font-name="Freeserif" officeooo:rsid="007ea3e8" officeooo:paragraph-rsid="007ea3e8"/>
    </style:style>
    <style:style style:name="P6" style:family="paragraph" style:parent-style-name="Text_20_body">
      <style:paragraph-properties fo:text-align="justify" style:justify-single-word="false"/>
      <style:text-properties style:font-name="Freeserif" officeooo:rsid="0080e66b" officeooo:paragraph-rsid="0080e66b"/>
    </style:style>
    <style:style style:name="P7" style:family="paragraph" style:parent-style-name="Text_20_body">
      <style:paragraph-properties fo:text-align="justify" style:justify-single-word="false"/>
      <style:text-properties style:font-name="Freeserif" officeooo:rsid="00813999" officeooo:paragraph-rsid="00813999"/>
    </style:style>
    <style:style style:name="P8" style:family="paragraph" style:parent-style-name="Text_20_body">
      <style:paragraph-properties fo:text-align="justify" style:justify-single-word="false"/>
      <style:text-properties style:font-name="Freeserif" officeooo:rsid="00837e58" officeooo:paragraph-rsid="00837e58"/>
    </style:style>
    <style:style style:name="P9" style:family="paragraph" style:parent-style-name="Text_20_body">
      <style:paragraph-properties fo:text-align="justify" style:justify-single-word="false"/>
      <style:text-properties style:font-name="Freeserif" officeooo:rsid="0084dd38" officeooo:paragraph-rsid="0084dd38"/>
    </style:style>
    <style:style style:name="P10" style:family="paragraph" style:parent-style-name="Text_20_body">
      <style:paragraph-properties fo:text-align="justify" style:justify-single-word="false"/>
      <style:text-properties style:font-name="Freeserif" officeooo:rsid="00876a22" officeooo:paragraph-rsid="00876a22"/>
    </style:style>
    <style:style style:name="P11" style:family="paragraph" style:parent-style-name="Text_20_body">
      <style:paragraph-properties fo:text-align="justify" style:justify-single-word="false"/>
      <style:text-properties style:font-name="Freeserif" officeooo:rsid="0088dbdc" officeooo:paragraph-rsid="0088dbdc"/>
    </style:style>
    <style:style style:name="P12" style:family="paragraph" style:parent-style-name="Text_20_body">
      <style:text-properties style:font-name="Freeserif" officeooo:rsid="008ceb11" officeooo:paragraph-rsid="008ceb11"/>
    </style:style>
    <style:style style:name="P13" style:family="paragraph" style:parent-style-name="Text_20_body">
      <style:text-properties style:font-name="Source Code Pro Semibold" fo:font-size="10pt" officeooo:rsid="008ceb11" officeooo:paragraph-rsid="008ceb11" style:font-size-asian="10pt" style:font-size-complex="10pt"/>
    </style:style>
    <style:style style:name="P14" style:family="paragraph" style:parent-style-name="Text_20_body">
      <style:text-properties style:font-name="Source Code Pro Semibold" fo:font-size="10pt" officeooo:rsid="008e4511" officeooo:paragraph-rsid="008e4511" style:font-size-asian="10pt" style:font-size-complex="10pt"/>
    </style:style>
    <style:style style:name="P15" style:family="paragraph" style:parent-style-name="Text_20_body">
      <style:text-properties style:font-name="Source Code Pro Semibold" fo:font-size="10pt" officeooo:rsid="008e4511" officeooo:paragraph-rsid="009115ab" style:font-size-asian="10pt" style:font-size-complex="10pt"/>
    </style:style>
    <style:style style:name="P16" style:family="paragraph" style:parent-style-name="Text_20_body">
      <style:text-properties fo:font-size="10pt" officeooo:paragraph-rsid="008ceb11" style:font-size-asian="10pt" style:font-size-complex="10pt"/>
    </style:style>
    <style:style style:name="P17" style:family="paragraph" style:parent-style-name="Text_20_body">
      <style:text-properties officeooo:paragraph-rsid="009115ab"/>
    </style:style>
    <style:style style:name="T1" style:family="text">
      <style:text-properties officeooo:rsid="0017e1ec"/>
    </style:style>
    <style:style style:name="T2" style:family="text">
      <style:text-properties officeooo:rsid="0017d2f1"/>
    </style:style>
    <style:style style:name="T3" style:family="text">
      <style:text-properties style:font-name="Nimbus Sans" fo:font-size="28pt" fo:font-weight="bold" officeooo:rsid="007a8fe9" style:font-name-asian="Nimbus Sans1" style:font-size-asian="28pt" style:font-weight-asian="bold" style:font-name-complex="FreeSans" style:font-size-complex="28pt" style:font-weight-complex="bold"/>
    </style:style>
    <style:style style:name="T4" style:family="text">
      <style:text-properties style:font-name="Nimbus Sans" fo:font-size="18pt" officeooo:rsid="007a8fe9" style:font-name-asian="Nimbus Sans1" style:font-size-asian="18pt" style:font-name-complex="FreeSans" style:font-size-complex="18pt"/>
    </style:style>
    <style:style style:name="T5" style:family="text">
      <style:text-properties style:font-name="Nimbus Sans" fo:font-size="18.2000007629395pt" fo:font-weight="bold" officeooo:rsid="007be4e0" style:font-name-asian="Nimbus Sans1" style:font-size-asian="18.2000007629395pt" style:font-weight-asian="bold" style:font-name-complex="FreeSans" style:font-size-complex="18.2000007629395pt" style:font-weight-complex="bold"/>
    </style:style>
    <style:style style:name="T6" style:family="text">
      <style:text-properties officeooo:rsid="007be4e0"/>
    </style:style>
    <style:style style:name="T7" style:family="text">
      <style:text-properties officeooo:rsid="007ea3e8"/>
    </style:style>
    <style:style style:name="T8" style:family="text">
      <style:text-properties officeooo:rsid="0080e66b"/>
    </style:style>
    <style:style style:name="T9" style:family="text">
      <style:text-properties officeooo:rsid="00813999"/>
    </style:style>
    <style:style style:name="T10" style:family="text">
      <style:text-properties officeooo:rsid="0082f1de"/>
    </style:style>
    <style:style style:name="T11" style:family="text">
      <style:text-properties officeooo:rsid="00837e58"/>
    </style:style>
    <style:style style:name="T12" style:family="text">
      <style:text-properties officeooo:rsid="0084dd38"/>
    </style:style>
    <style:style style:name="T13" style:family="text">
      <style:text-properties officeooo:rsid="0086823f"/>
    </style:style>
    <style:style style:name="T14" style:family="text">
      <style:text-properties officeooo:rsid="0088dbdc"/>
    </style:style>
    <style:style style:name="T15" style:family="text">
      <style:text-properties officeooo:rsid="008bc3b3"/>
    </style:style>
    <style:style style:name="T16" style:family="text">
      <style:text-properties officeooo:rsid="008bc61d"/>
    </style:style>
    <style:style style:name="T17" style:family="text">
      <style:text-properties officeooo:rsid="008ceb11"/>
    </style:style>
    <style:style style:name="T18" style:family="text">
      <style:text-properties style:font-name="Source Code Pro Semibold" officeooo:rsid="008ceb11"/>
    </style:style>
    <style:style style:name="T19" style:family="text">
      <style:text-properties style:font-name="Source Code Pro Semibold" fo:font-size="10pt" officeooo:rsid="008e4511" style:font-size-asian="10pt" style:font-size-complex="10pt"/>
    </style:style>
    <style:style style:name="T20" style:family="text">
      <style:text-properties style:font-name="Source Code Pro Semibold" fo:font-size="10pt" officeooo:rsid="0095d7b2" style:font-size-asian="10pt" style:font-size-complex="10pt"/>
    </style:style>
    <style:style style:name="T21" style:family="text">
      <style:text-properties style:font-name="Source Code Pro Semibold" fo:font-size="10pt" officeooo:rsid="009115ab" style:font-size-asian="10pt" style:font-size-complex="10pt"/>
    </style:style>
    <style:style style:name="T22" style:family="text">
      <style:text-properties style:font-name="Source Code Pro Semibold" fo:font-size="10pt" officeooo:rsid="0097b005" style:font-size-asian="10pt" style:font-size-complex="10pt"/>
    </style:style>
    <style:style style:name="T23" style:family="text">
      <style:text-properties officeooo:rsid="009115ab"/>
    </style:style>
    <style:style style:name="T24" style:family="text">
      <style:text-properties officeooo:rsid="00943236"/>
    </style:style>
    <style:style style:name="T25" style:family="text">
      <style:text-properties officeooo:rsid="0095d7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Exercício</text:span><text:span text:style-name="T2"> – </text:span><text:span text:style-name="T3">Paradigmas de Linguagens de Programação</text:span></text:p>
      <text:p text:style-name="P2"><text:span text:style-name="T2">Gabriel Gian, </text:span><text:span text:style-name="T4">5</text:span><text:span text:style-name="T2">° período</text:span></text:p>
      <text:h text:style-name="Heading_20_1" text:outline-level="1"><text:span text:style-name="T5">Exercício</text:span> <text:span text:style-name="T6">1</text:span></text:h>
      <text:p text:style-name="Text_20_body"/>
      <text:p text:style-name="P4"><text:span text:style-name="T1">1) </text:span><text:span text:style-name="T7">As linguagens que conheço são C, Python, Rust, Lisp, Java, </text:span><text:span text:style-name="T8">JavaScript e Clojure.</text:span></text:p>
      <text:p text:style-name="P5">2) <text:span text:style-name="T8">Paradigmas de linguagem de programação são modalidades de desenvolvimento e estruturação de linguagens, que enunciam como elas são operadas e executadas pela máquina.</text:span></text:p>
      <text:p text:style-name="P6">3) <text:span text:style-name="T9">Funcional: descreve softwares que são estruturados como funções matemáticas, de modo que um dado usado como parâmetro de um método sempre resultará no mesmo resultado, independente de fatores externos à função, assim como na matemática.</text:span></text:p>
      <text:p text:style-name="P7">Lógico: descreve softwares que <text:span text:style-name="T10">são estruturados na forma de proposições lógicas, de modo que dada uma proposição, é possível </text:span><text:span text:style-name="T11">que os dados sejam manipulados de maneira eficiente e resistente a erros de lógica.</text:span></text:p>
      <text:p text:style-name="P8"><text:span text:style-name="T10">D</text:span>eclarativo: Relativamente ao paradigma imperativo, o paradigma declarativo é de certa forma mais abstraído, preocupando-se em inferir uma lógica a partir dos dados fornecidos, sem a necessidade de toda uma estruturação detalhada de métodos e caminhos de código.</text:p>
      <text:p text:style-name="P8">Imperativo: Relativamente ao paradigma declarativo, este é definido pela sua necessidade de implementar instruções no código de maneira detalhada, descrevendo saltos e laços, métodos e variáveis de maneira menos inferida.</text:p>
      <text:p text:style-name="P8">Orientado a objetos: <text:span text:style-name="T12">Descreve softwares que abstraem porções de código em classes e objetos, formando assim uma hierarquia de métodos e dados, além de secessionar o código em áreas de interesse que preferivelmente devem ser mantidas separadas.</text:span></text:p>
      <text:p text:style-name="P9">Orientado a eventos: Descreve softwares que dependem de um estado atual para tomar decisões lógicas, de modo que a entrada do usuário é de suma importância para o seu funcionamento, <text:span text:style-name="T13">sendo assim, este paradigma é indicado para a criação de interfaces de usuário.</text:span></text:p>
      <text:p text:style-name="P10"><text:span text:style-name="T13">4</text:span>) Linguagens de baixo nível são menos abstraídas, de modo que têm um maior controle sobre recursos da máquina, além de apresentarem uma maior velocidade. As de alto nível, em contrapartida, tendem a serem mais abstraídas e portanto mais fáceis de se programar, tomando por garantido diversos pontos que, num ambiente de baixo nível, seriam importantes embora obtusos em sua implementação. São tipicamente mais lentas que as de baixo nível.</text:p>
      <text:p text:style-name="P10"><text:soft-page-break/>5) <text:span text:style-name="T14">Proporcionou uma maior demanda do mercado por computadores de melhor usabilidade, o que acarretou em diversas inovações de hardware e software, além da criação de novas linguagens.</text:span></text:p>
      <text:p text:style-name="P11">6) <text:span text:style-name="T15">Sim, são as linguagens multiparadigma, como a maioria das linguagens modernas, que permitem a programação de modo funcional, com maior imutabilidade e flexibilidade na estruturação de dados, ao mesmo tempo que permitem a criação de classes e objetos para a abstração do código.</text:span></text:p>
      <text:p text:style-name="P3">7<text:span text:style-name="T16">) </text:span><text:span text:style-name="T17">Haskell: funcional; Rust: imperativa, funcional, orientada a objetos.</text:span></text:p>
      <text:p text:style-name="P12">8)</text:p>
      <text:p text:style-name="P13">class Ponto:</text:p>
      <text:p text:style-name="P16"><text:span text:style-name="T18"><text:tab/>def __init__(self, X, Y):<text:line-break/><text:tab/><text:tab/>self.x = X</text:span></text:p>
      <text:p text:style-name="P13"><text:tab/><text:tab/>self.y = Y</text:p>
      <text:p text:style-name="P13"><text:tab/>def vrX(self):</text:p>
      <text:p text:style-name="P13"><text:tab/><text:tab/>return self.x</text:p>
      <text:p text:style-name="P13"><text:tab/>def vrY(self):</text:p>
      <text:p text:style-name="P13"><text:tab/><text:tab/>return self.y</text:p>
      <text:p text:style-name="P13"/>
      <text:p text:style-name="P13">def distancia(p, q):</text:p>
      <text:p text:style-name="P13"><text:tab/>difx = qvrX() - p.vrX()</text:p>
      <text:p text:style-name="P13"><text:tab/>dify = q.vrY() - p.vrY()</text:p>
      <text:p text:style-name="P13"><text:tab/></text:p>
      <text:p text:style-name="P13"><text:tab/>dist = (difx ** 2 + dify ** 2) ** (0.5)</text:p>
      <text:p text:style-name="P13"><text:tab/>return dist</text:p>
      <text:p text:style-name="P13"/>
      <text:p text:style-name="P13">X1 = input(“Informe o valor de X1: ”)</text:p>
      <text:p text:style-name="P13">X2 = input(“Informe o valor de X2: ”)</text:p>
      <text:p text:style-name="P13">Y1 = input(“Informe o valor de Y1: ”)</text:p>
      <text:p text:style-name="P13">Y2 = input(“Informe o valor de Y2: ”)</text:p>
      <text:p text:style-name="P15">X<text:span text:style-name="T23">1</text:span>, Y1, X2, Y2 = <text:span text:style-name="T23">int(X1), int(Y1), int(X2), int(Y2)</text:span></text:p>
      <text:p text:style-name="P15">p, q = Ponto(<text:span text:style-name="T23">X1, Y1</text:span>), Ponto(<text:span text:style-name="T23">X2, Y2</text:span>)</text:p>
      <text:p text:style-name="P14"/>
      <text:p text:style-name="P17"><text:span text:style-name="T19">print(</text:span><text:span text:style-name="T20">f</text:span><text:span text:style-name="T19">“A distância </text:span><text:span text:style-name="T21">en</text:span><text:span text:style-name="T20">t</text:span><text:span text:style-name="T21">re p </text:span><text:span text:style-name="T22">(</text:span><text:span text:style-name="T21">{</text:span><text:span text:style-name="T20">X1</text:span><text:span text:style-name="T21">}</text:span><text:span text:style-name="T22">)</text:span><text:span text:style-name="T21"> e q </text:span><text:span text:style-name="T22">(</text:span><text:span text:style-name="T21">{</text:span><text:span text:style-name="T20">X2</text:span><text:span text:style-name="T21">}</text:span><text:span text:style-name="T22">)</text:span><text:span text:style-name="T21"> é {</text:span><text:span text:style-name="T20">distancia(p, q)</text:span><text:span text:style-name="T21">:.f}</text:span><text:span text:style-name="T19">”</text:span><text:span text:style-name="T2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Freeserif" svg:font-family="Freeserif" style:font-family-generic="roman"/>
    <style:font-face style:name="FreeSans2" svg:font-family="FreeSans" style:font-family-generic="swiss"/>
    <style:font-face style:name="Source Code Pro Semibold" svg:font-family="'Source Code Pro Semibold'" style:font-pitch="fixed"/>
    <style:font-face style:name="FreeSans1" svg:font-family="FreeSans" style:font-family-generic="modern" style:font-pitch="fixed"/>
    <style:font-face style:name="Nimbus Mono PS" svg:font-family="'Nimbus Mono PS'" style:font-family-generic="modern" style:font-pitch="fixed"/>
    <style:font-face style:name="Courier New" svg:font-family="'Courier New'" style:font-family-generic="roman" style:font-pitch="variable"/>
    <style:font-face style:name="FreeSerif" svg:font-family="FreeSerif"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imbus Sans1" svg:font-family="'Nimbus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1" style:font-family-complex="FreeSans" style:font-family-generic-complex="modern" style:font-pitch-complex="fixed"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12T09:04:01.412402203</meta:creation-date>
    <dc:date>2021-03-03T20:03:13.761112877</dc:date>
    <meta:editing-duration>PT3H53M21S</meta:editing-duration>
    <meta:editing-cycles>89</meta:editing-cycles>
    <meta:generator>LibreOffice/6.4.7.2$Linux_X86_64 LibreOffice_project/40$Build-2</meta:generator>
    <meta:document-statistic meta:table-count="0" meta:image-count="0" meta:object-count="0" meta:page-count="2" meta:paragraph-count="36" meta:word-count="524" meta:character-count="3298" meta:non-whitespace-character-count="2792"/>
  </office:meta>
</office:document-meta>
</file>